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T1" style:family="text">
      <style:text-properties fo:language="ru" fo:country="RU" officeooo:rsid="001dfccf"/>
    </style:style>
    <style:style style:name="T2" style:family="text">
      <style:text-properties officeooo:rsid="001f6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963744508304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1">4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прикрепления вложения (файла), <text:span text:style-name="T2">к сообщению и его отправка.</text:span></text:p>
          </table:table-cell>
          <table:table-cell table:style-name="Таблица1.A2" office:value-type="string">
            <text:p text:style-name="P2">Высок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>Произошла успешная авторизация открылся интерфейс почты</text:p>
          </table:table-cell>
        </table:table-row>
        <table:table-row table:style-name="TableLine2963744518640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Кликнуть по кнопке - «Новое сообщение»</text:p>
          </table:table-cell>
          <table:table-cell table:style-name="Таблица1.H2" office:value-type="string">
            <text:p text:style-name="P2">Открылась форма отправки общения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Выбрать значке в меню - «Вложение »</text:p>
            <text:p text:style-name="P2"/>
            <text:p text:style-name="P2">- выбрать файл , нажать «Открыть»</text:p>
            <text:p text:style-name="P2"/>
          </table:table-cell>
          <table:table-cell table:style-name="Таблица1.H2" office:value-type="string">
            <text:p text:style-name="P2">Открылся проводник </text:p>
            <text:p text:style-name="P2"/>
            <text:p text:style-name="P2">Проводник закроется , в форме появится новое сообщение «1 файл прикреплен» с указанием его размера.</text:p>
            <text:p text:style-name="P2"/>
          </table:table-cell>
        </table:table-row>
        <table:table-row table:style-name="TableLine296374451945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3.Вести адрес почты к которой есть доступ и нажать отправить.</text:p>
          </table:table-cell>
          <table:table-cell table:style-name="Таблица1.H2" office:value-type="string">
            <text:p text:style-name="P2">Форма закроется ,появится сообщение «Сообщение отправлено» </text:p>
          </table:table-cell>
        </table:table-row>
        <table:table-row table:style-name="TableLine2963744528976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1T16:09:23.413000000</dc:date>
    <meta:editing-duration>PT19H54M34S</meta:editing-duration>
    <meta:editing-cycles>6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4" meta:word-count="103" meta:character-count="737" meta:non-whitespace-character-count="656"/>
  </office:meta>
</office:document-meta>
</file>